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189A0000170DFDCB492D.svm"/>
  <manifest:file-entry manifest:media-type="" manifest:full-path="Pictures/20000009000023DE00002B6A55D496B8.svm"/>
  <manifest:file-entry manifest:media-type="" manifest:full-path="Pictures/2000000900001BCE00001F1D8D697B54.svm"/>
  <manifest:file-entry manifest:media-type="" manifest:full-path="Pictures/20000009000023DE00002B6A4A3D02CE.svm"/>
  <manifest:file-entry manifest:media-type="" manifest:full-path="Pictures/200000090000189A0000170D1B0EA8D2.svm"/>
  <manifest:file-entry manifest:media-type="" manifest:full-path="Pictures/2000000900001BCE00001F1D0B29984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5079A</text:h>
      <text:h text:style-name="Heading_20_4" text:outline-level="4">Kotvrdovice</text:h>
      <text:h text:style-name="Heading_20_1" text:outline-level="1"><draw:frame draw:style-name="fr1" draw:name="Frame1" text:anchor-type="paragraph" svg:x="0.2472in" svg:y="0in" svg:width="2.802in" draw:z-index="0"><draw:text-box fo:min-height="3.1362in"><text:p text:style-name="Caption"><draw:frame draw:style-name="fr4" draw:name="graphics1" text:anchor-type="paragraph" svg:x="0.0016in" svg:y="0.0008in" svg:width="2.802in" style:rel-width="100%" svg:height="3.1362in" style:rel-height="scale" draw:z-index="1"><draw:image xlink:href="Pictures/2000000900001BCE00001F1D0B29984E.svm" xlink:type="simple" xlink:show="embed" xlink:actuate="onLoad"/></draw:frame>mapy.cz a realita</text:p></draw:text-box></draw:frame><draw:frame draw:style-name="fr2" draw:name="Frame2" text:anchor-type="paragraph" svg:x="3.798in" svg:y="0in" svg:width="2.802in" draw:z-index="2"><draw:text-box fo:min-height="3.1362in"><text:p text:style-name="Caption"><draw:frame draw:style-name="fr4" draw:name="graphics2" text:anchor-type="paragraph" svg:x="0.0016in" svg:y="0.0008in" svg:width="2.802in" style:rel-width="100%" svg:height="3.1362in" style:rel-height="scale" draw:z-index="3"><draw:image xlink:href="Pictures/2000000900001BCE00001F1D8D697B54.svm" xlink:type="simple" xlink:show="embed" xlink:actuate="onLoad"/></draw:frame>KČT</text:p></draw:text-box></draw:frame></text:h>
      <text:h text:style-name="Heading_20_1" text:outline-level="1">507</text:h>
      <text:h text:style-name="Heading_20_4" text:outline-level="4">Jedovnice</text:h>
      <text:p text:style-name="Text_20_body"><draw:frame draw:style-name="fr2" draw:name="Frame3" text:anchor-type="paragraph" svg:x="0.0311in" svg:y="-0.0602in" svg:width="3.6154in" draw:z-index="4"><draw:text-box fo:min-height="4.3756in"><text:p text:style-name="Caption"><draw:frame draw:style-name="fr4" draw:name="graphics3" text:anchor-type="paragraph" svg:x="0.0016in" svg:y="0.0008in" svg:width="3.6154in" style:rel-width="100%" svg:height="4.3756in" style:rel-height="scale" draw:z-index="5"><draw:image xlink:href="Pictures/20000009000023DE00002B6A4A3D02CE.svm" xlink:type="simple" xlink:show="embed" xlink:actuate="onLoad"/></draw:frame>mapy.cz a realita</text:p></draw:text-box></draw:frame><draw:frame draw:style-name="fr2" draw:name="Frame4" text:anchor-type="paragraph" svg:x="3.822in" svg:y="-0.0547in" svg:width="3.6154in" draw:z-index="6"><draw:text-box fo:min-height="4.3756in"><text:p text:style-name="Caption"><draw:frame draw:style-name="fr5" draw:name="graphics4" text:anchor-type="paragraph" svg:x="-0.0598in" svg:y="0.0839in" svg:width="3.6154in" style:rel-width="100%" svg:height="4.3756in" style:rel-height="scale" draw:z-index="7"><draw:image xlink:href="Pictures/20000009000023DE00002B6A55D496B8.svm" xlink:type="simple" xlink:show="embed" xlink:actuate="onLoad"/></draw:frame>KČT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5119</text:h>
      <text:h text:style-name="Heading_20_4" text:outline-level="4">Rudice a U propadání</text:h>
      <text:p text:style-name="Text_20_body"><draw:frame draw:style-name="fr3" draw:name="Frame5" text:anchor-type="paragraph" svg:x="0.2236in" svg:y="-0.052in" svg:width="2.4799in" draw:z-index="8"><draw:text-box fo:min-height="2.3228in"><text:p text:style-name="Caption"><draw:frame draw:style-name="fr4" draw:name="graphics5" text:anchor-type="paragraph" svg:x="0.0016in" svg:y="0.0008in" svg:width="2.4799in" style:rel-width="100%" svg:height="2.3228in" style:rel-height="scale" draw:z-index="9"><draw:image xlink:href="Pictures/200000090000189A0000170DFDCB492D.svm" xlink:type="simple" xlink:show="embed" xlink:actuate="onLoad"/></draw:frame>mapy.cz a KČT</text:p></draw:text-box></draw:frame><draw:frame draw:style-name="fr2" draw:name="Frame6" text:anchor-type="paragraph" svg:x="3.4701in" svg:y="-0.052in" svg:width="2.4799in" draw:z-index="10"><draw:text-box fo:min-height="2.3228in"><text:p text:style-name="Caption"><draw:frame draw:style-name="fr4" draw:name="graphics6" text:anchor-type="paragraph" svg:x="0.0016in" svg:y="0.0008in" svg:width="2.4799in" style:rel-width="100%" svg:height="2.3228in" style:rel-height="scale" draw:z-index="11"><draw:image xlink:href="Pictures/200000090000189A0000170D1B0EA8D2.svm" xlink:type="simple" xlink:show="embed" xlink:actuate="onLoad"/></draw:frame>realit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User_20_Index_20_4" style:display-name="User Index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99in" fo:margin-bottom="0.7098in" fo:margin-left="0.5902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6:48:10.08</meta:creation-date>
    <dc:date>2015-06-09T17:37:35.87</dc:date>
    <meta:editing-duration>PT43M17S</meta:editing-duration>
    <meta:editing-cycles>7</meta:editing-cycles>
    <meta:generator>LibreOffice/3.5$Windows_x86 LibreOffice_project/dc9775d-05ecbee-0851ad3-1586698-727bf66</meta:generator>
    <meta:document-statistic meta:table-count="0" meta:image-count="6" meta:object-count="0" meta:page-count="2" meta:paragraph-count="12" meta:word-count="21" meta:character-count="112" meta:non-whitespace-character-count="103"/>
  </office:meta>
</office:document-meta>
</file>